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795in" svg:height="5.9425in" svg:x="5.1913in" svg:y="2.4028in">
            <draw:object draw:notify-on-update-of-ranges="Sheet1.B1:Sheet1.C1 Sheet1.B2:Sheet1.B21 Sheet1.A2:Sheet1.A2 Sheet1.C2:Sheet1.C21 Sheet1.A22:Sheet1.A22 Sheet1.C22:Sheet1.C41 Sheet1.B22:Sheet1.B41 Sheet1.A42:Sheet1.A42 Sheet1.C42:Sheet1.C61 Sheet1.B42:Sheet1.B61 Sheet1.A62:Sheet1.A62 Sheet1.C62:Sheet1.C81 Sheet1.B62:Sheet1.B81 Sheet1.A82:Sheet1.A82 Sheet1.C82:Sheet1.C101 Sheet1.B82:Sheet1.B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llelPerc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52742" calcext:value-type="float">
            <text:p>1.052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063694" calcext:value-type="float">
            <text:p>1.063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75569" calcext:value-type="float">
            <text:p>1.0755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08724" calcext:value-type="float">
            <text:p>1.08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87004" calcext:value-type="float">
            <text:p>1.087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086768" calcext:value-type="float">
            <text:p>1.086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86768" calcext:value-type="float">
            <text:p>1.086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087004" calcext:value-type="float">
            <text:p>1.0870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098684" calcext:value-type="float">
            <text:p>1.098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098684" calcext:value-type="float">
            <text:p>1.098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098684" calcext:value-type="float">
            <text:p>1.098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098684" calcext:value-type="float">
            <text:p>1.098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.098684" calcext:value-type="float">
            <text:p>1.098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098925" calcext:value-type="float">
            <text:p>1.0989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176609" calcext:value-type="float">
            <text:p>1.176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.281986" calcext:value-type="float">
            <text:p>1.2819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.315997" calcext:value-type="float">
            <text:p>1.3159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.333511" calcext:value-type="float">
            <text:p>1.333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.333156" calcext:value-type="float">
            <text:p>1.3331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.351133" calcext:value-type="float">
            <text:p>1.3511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.351497" calcext:value-type="float">
            <text:p>1.351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369975" calcext:value-type="float">
            <text:p>1.369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.369975" calcext:value-type="float">
            <text:p>1.369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369601" calcext:value-type="float">
            <text:p>1.369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369601" calcext:value-type="float">
            <text:p>1.369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.369601" calcext:value-type="float">
            <text:p>1.369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388966" calcext:value-type="float">
            <text:p>1.388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388581" calcext:value-type="float">
            <text:p>1.3885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388966" calcext:value-type="float">
            <text:p>1.388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388966" calcext:value-type="float">
            <text:p>1.388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388966" calcext:value-type="float">
            <text:p>1.388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88966" calcext:value-type="float">
            <text:p>1.388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333422" calcext:value-type="float">
            <text:p>1.333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.492702" calcext:value-type="float">
            <text:p>1.4927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.587769" calcext:value-type="float">
            <text:p>1.587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.666999" calcext:value-type="float">
            <text:p>1.666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.695196" calcext:value-type="float">
            <text:p>1.6951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.724363" calcext:value-type="float">
            <text:p>1.7243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.752098" calcext:value-type="float">
            <text:p>1.75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.786453" calcext:value-type="float">
            <text:p>1.7864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.818875" calcext:value-type="float">
            <text:p>1.818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.818215" calcext:value-type="float">
            <text:p>1.818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.818875" calcext:value-type="float">
            <text:p>1.818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.852495" calcext:value-type="float">
            <text:p>1.852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.852495" calcext:value-type="float">
            <text:p>1.852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.851811" calcext:value-type="float">
            <text:p>1.851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.851811" calcext:value-type="float">
            <text:p>1.851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.887382" calcext:value-type="float">
            <text:p>1.887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.887382" calcext:value-type="float">
            <text:p>1.887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.887382" calcext:value-type="float">
            <text:p>1.887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.887382" calcext:value-type="float">
            <text:p>1.8873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.538698" calcext:value-type="float">
            <text:p>1.538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.852126" calcext:value-type="float">
            <text:p>1.8521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.084027" calcext:value-type="float">
            <text:p>2.0840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.27314" calcext:value-type="float">
            <text:p>2.273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.381179" calcext:value-type="float">
            <text:p>2.3811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.497507" calcext:value-type="float">
            <text:p>2.4975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563971" calcext:value-type="float">
            <text:p>2.5639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.631303" calcext:value-type="float">
            <text:p>2.6313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.702265" calcext:value-type="float">
            <text:p>2.7022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.702265" calcext:value-type="float">
            <text:p>2.7022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.777162" calcext:value-type="float">
            <text:p>2.7771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.777162" calcext:value-type="float">
            <text:p>2.7771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.857958" calcext:value-type="float">
            <text:p>2.8579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.857958" calcext:value-type="float">
            <text:p>2.8579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.857958" calcext:value-type="float">
            <text:p>2.8579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.857958" calcext:value-type="float">
            <text:p>2.8579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.941867" calcext:value-type="float">
            <text:p>2.9418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.941867" calcext:value-type="float">
            <text:p>2.9418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.941867" calcext:value-type="float">
            <text:p>2.9418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.817852" calcext:value-type="float">
            <text:p>1.8178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.030853" calcext:value-type="float">
            <text:p>3.0308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.570919" calcext:value-type="float">
            <text:p>3.5709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.001597" calcext:value-type="float">
            <text:p>4.0015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.348958" calcext:value-type="float">
            <text:p>4.3489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.513514" calcext:value-type="float">
            <text:p>4.5135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.268139" calcext:value-type="float">
            <text:p>5.268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5.262605" calcext:value-type="float">
            <text:p>5.2626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.554324" calcext:value-type="float">
            <text:p>5.5543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5.887192" calcext:value-type="float">
            <text:p>5.8871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.887192" calcext:value-type="float">
            <text:p>5.8871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.246883" calcext:value-type="float">
            <text:p>6.246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6.246883" calcext:value-type="float">
            <text:p>6.246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6.254682" calcext:value-type="float">
            <text:p>6.2546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6.662234" calcext:value-type="float">
            <text:p>6.6622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6.671105" calcext:value-type="float">
            <text:p>6.671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.671105" calcext:value-type="float">
            <text:p>6.671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15:57:17.570106630</dc:date>
    <meta:document-statistic meta:table-count="1" meta:cell-count="303" meta:object-count="1"/>
    <meta:generator>LibreOffice/4.2.7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19cm" svg:height="15.095cm" xlink:href=".." xlink:type="simple" chart:class="chart:scatter" chart:style-name="ch1">
        <chart:legend chart:legend-position="end" svg:x="24.905cm" svg:y="6.252cm" style:legend-expansion="high" chart:style-name="ch2"/>
        <chart:plot-area chart:style-name="ch3" table:cell-range-address="Sheet1.A1:Sheet1.C1 Sheet1.B2:Sheet1.C21 Sheet1.A2:Sheet1.A2 Sheet1.A22:Sheet1.A22 Sheet1.C22:Sheet1.C101 Sheet1.A42:Sheet1.A42 Sheet1.A62:Sheet1.A62 Sheet1.A82:Sheet1.A82" chart:data-source-has-labels="both" svg:x="0.532cm" svg:y="0.301cm" svg:width="23.841cm" svg:height="14.493cm">
          <chartooo:coordinate-region svg:x="0.968cm" svg:y="0.5cm" svg:width="23.218cm" svg:height="13.647cm"/>
          <chart:axis chart:dimension="x" chart:name="primary-x" chart:style-name="ch4" chartooo:axis-type="auto">
            <chart:categories table:cell-range-address="Sheet1.B1:Sheet1.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label-cell-address="Sheet1.A2:Sheet1.A2" chart:class="chart:scatter">
            <chart:domain table:cell-range-address="Sheet1.B2:Sheet1.B21"/>
            <chart:data-point chart:repeated="20"/>
          </chart:series>
          <chart:series chart:style-name="ch7" chart:values-cell-range-address="Sheet1.C22:Sheet1.C41" chart:label-cell-address="Sheet1.A22:Sheet1.A22" chart:class="chart:scatter">
            <chart:domain table:cell-range-address="Sheet1.B22:Sheet1.B41"/>
            <chart:data-point chart:repeated="20"/>
          </chart:series>
          <chart:series chart:style-name="ch8" chart:values-cell-range-address="Sheet1.C42:Sheet1.C61" chart:label-cell-address="Sheet1.A42:Sheet1.A42" chart:class="chart:scatter">
            <chart:domain table:cell-range-address="Sheet1.B42:Sheet1.B61"/>
            <chart:data-point chart:repeated="20"/>
          </chart:series>
          <chart:series chart:style-name="ch9" chart:values-cell-range-address="Sheet1.C62:Sheet1.C81" chart:label-cell-address="Sheet1.A62:Sheet1.A62" chart:class="chart:scatter">
            <chart:domain table:cell-range-address="Sheet1.B62:Sheet1.B81"/>
            <chart:data-point chart:repeated="20"/>
          </chart:series>
          <chart:series chart:style-name="ch10" chart:values-cell-range-address="Sheet1.C82:Sheet1.C101" chart:label-cell-address="Sheet1.A82:Sheet1.A82" chart:class="chart:scatter">
            <chart:domain table:cell-range-address="Sheet1.B82:Sheet1.B10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2:Sheet1.A2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</text:p>
                <draw:g>
                  <svg:desc>Sheet1.A42:Sheet1.A4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0</text:p>
                <draw:g>
                  <svg:desc>Sheet1.A62:Sheet1.A6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82:Sheet1.A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Sheet1.B1:Sheet1.C1</svg:desc>
                </draw:g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  <table:table-cell office:value-type="float" office:value="1">
                <text:p>1</text:p>
                <draw:g>
                  <svg:desc>Sheet1.B22:Sheet1.B41</svg:desc>
                </draw:g>
              </table:table-cell>
              <table:table-cell office:value-type="float" office:value="1">
                <text:p>1</text:p>
                <draw:g>
                  <svg:desc>Sheet1.C22:Sheet1.C41</svg:desc>
                </draw:g>
              </table:table-cell>
              <table:table-cell office:value-type="float" office:value="1">
                <text:p>1</text:p>
                <draw:g>
                  <svg:desc>Sheet1.B42:Sheet1.B61</svg:desc>
                </draw:g>
              </table:table-cell>
              <table:table-cell office:value-type="float" office:value="1">
                <text:p>1</text:p>
                <draw:g>
                  <svg:desc>Sheet1.C42:Sheet1.C61</svg:desc>
                </draw:g>
              </table:table-cell>
              <table:table-cell office:value-type="float" office:value="1">
                <text:p>1</text:p>
                <draw:g>
                  <svg:desc>Sheet1.B62:Sheet1.B81</svg:desc>
                </draw:g>
              </table:table-cell>
              <table:table-cell office:value-type="float" office:value="1">
                <text:p>1</text:p>
                <draw:g>
                  <svg:desc>Sheet1.C62:Sheet1.C81</svg:desc>
                </draw:g>
              </table:table-cell>
              <table:table-cell office:value-type="float" office:value="1">
                <text:p>1</text:p>
                <draw:g>
                  <svg:desc>Sheet1.B82:Sheet1.B101</svg:desc>
                </draw:g>
              </table:table-cell>
              <table:table-cell office:value-type="float" office:value="1">
                <text:p>1</text:p>
                <draw:g>
                  <svg:desc>Sheet1.C82:Sheet1.C101</svg:desc>
                </draw:g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2">
                <text:p>2</text:p>
              </table:table-cell>
              <table:table-cell office:value-type="float" office:value="1.052742">
                <text:p>1.052742</text:p>
              </table:table-cell>
              <table:table-cell office:value-type="float" office:value="2">
                <text:p>2</text:p>
              </table:table-cell>
              <table:table-cell office:value-type="float" office:value="1.176609">
                <text:p>1.176609</text:p>
              </table:table-cell>
              <table:table-cell office:value-type="float" office:value="2">
                <text:p>2</text:p>
              </table:table-cell>
              <table:table-cell office:value-type="float" office:value="1.333422">
                <text:p>1.333422</text:p>
              </table:table-cell>
              <table:table-cell office:value-type="float" office:value="2">
                <text:p>2</text:p>
              </table:table-cell>
              <table:table-cell office:value-type="float" office:value="1.538698">
                <text:p>1.538698</text:p>
              </table:table-cell>
              <table:table-cell office:value-type="float" office:value="2">
                <text:p>2</text:p>
              </table:table-cell>
              <table:table-cell office:value-type="float" office:value="1.817852">
                <text:p>1.81785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063694">
                <text:p>1.06369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3">
                <text:p>3</text:p>
              </table:table-cell>
              <table:table-cell office:value-type="float" office:value="1.492702">
                <text:p>1.492702</text:p>
              </table:table-cell>
              <table:table-cell office:value-type="float" office:value="3">
                <text:p>3</text:p>
              </table:table-cell>
              <table:table-cell office:value-type="float" office:value="1.852126">
                <text:p>1.852126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075569">
                <text:p>1.075569</text:p>
              </table:table-cell>
              <table:table-cell office:value-type="float" office:value="4">
                <text:p>4</text:p>
              </table:table-cell>
              <table:table-cell office:value-type="float" office:value="1.281986">
                <text:p>1.281986</text:p>
              </table:table-cell>
              <table:table-cell office:value-type="float" office:value="4">
                <text:p>4</text:p>
              </table:table-cell>
              <table:table-cell office:value-type="float" office:value="1.587769">
                <text:p>1.587769</text:p>
              </table:table-cell>
              <table:table-cell office:value-type="float" office:value="4">
                <text:p>4</text:p>
              </table:table-cell>
              <table:table-cell office:value-type="float" office:value="2.084027">
                <text:p>2.084027</text:p>
              </table:table-cell>
              <table:table-cell office:value-type="float" office:value="4">
                <text:p>4</text:p>
              </table:table-cell>
              <table:table-cell office:value-type="float" office:value="3.030853">
                <text:p>3.03085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.08724">
                <text:p>1.08724</text:p>
              </table:table-cell>
              <table:table-cell office:value-type="float" office:value="5">
                <text:p>5</text:p>
              </table:table-cell>
              <table:table-cell office:value-type="float" office:value="1.315997">
                <text:p>1.315997</text:p>
              </table:table-cell>
              <table:table-cell office:value-type="float" office:value="5">
                <text:p>5</text:p>
              </table:table-cell>
              <table:table-cell office:value-type="float" office:value="1.666999">
                <text:p>1.666999</text:p>
              </table:table-cell>
              <table:table-cell office:value-type="float" office:value="5">
                <text:p>5</text:p>
              </table:table-cell>
              <table:table-cell office:value-type="float" office:value="2.27314">
                <text:p>2.27314</text:p>
              </table:table-cell>
              <table:table-cell office:value-type="float" office:value="5">
                <text:p>5</text:p>
              </table:table-cell>
              <table:table-cell office:value-type="float" office:value="3.570919">
                <text:p>3.57091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087004">
                <text:p>1.087004</text:p>
              </table:table-cell>
              <table:table-cell office:value-type="float" office:value="6">
                <text:p>6</text:p>
              </table:table-cell>
              <table:table-cell office:value-type="float" office:value="1.333511">
                <text:p>1.333511</text:p>
              </table:table-cell>
              <table:table-cell office:value-type="float" office:value="6">
                <text:p>6</text:p>
              </table:table-cell>
              <table:table-cell office:value-type="float" office:value="1.695196">
                <text:p>1.695196</text:p>
              </table:table-cell>
              <table:table-cell office:value-type="float" office:value="6">
                <text:p>6</text:p>
              </table:table-cell>
              <table:table-cell office:value-type="float" office:value="2.381179">
                <text:p>2.381179</text:p>
              </table:table-cell>
              <table:table-cell office:value-type="float" office:value="6">
                <text:p>6</text:p>
              </table:table-cell>
              <table:table-cell office:value-type="float" office:value="4.001597">
                <text:p>4.00159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.086768">
                <text:p>1.086768</text:p>
              </table:table-cell>
              <table:table-cell office:value-type="float" office:value="7">
                <text:p>7</text:p>
              </table:table-cell>
              <table:table-cell office:value-type="float" office:value="1.333156">
                <text:p>1.333156</text:p>
              </table:table-cell>
              <table:table-cell office:value-type="float" office:value="7">
                <text:p>7</text:p>
              </table:table-cell>
              <table:table-cell office:value-type="float" office:value="1.724363">
                <text:p>1.724363</text:p>
              </table:table-cell>
              <table:table-cell office:value-type="float" office:value="7">
                <text:p>7</text:p>
              </table:table-cell>
              <table:table-cell office:value-type="float" office:value="2.497507">
                <text:p>2.497507</text:p>
              </table:table-cell>
              <table:table-cell office:value-type="float" office:value="7">
                <text:p>7</text:p>
              </table:table-cell>
              <table:table-cell office:value-type="float" office:value="4.348958">
                <text:p>4.348958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.086768">
                <text:p>1.086768</text:p>
              </table:table-cell>
              <table:table-cell office:value-type="float" office:value="8">
                <text:p>8</text:p>
              </table:table-cell>
              <table:table-cell office:value-type="float" office:value="1.351133">
                <text:p>1.351133</text:p>
              </table:table-cell>
              <table:table-cell office:value-type="float" office:value="8">
                <text:p>8</text:p>
              </table:table-cell>
              <table:table-cell office:value-type="float" office:value="1.752098">
                <text:p>1.752098</text:p>
              </table:table-cell>
              <table:table-cell office:value-type="float" office:value="8">
                <text:p>8</text:p>
              </table:table-cell>
              <table:table-cell office:value-type="float" office:value="2.563971">
                <text:p>2.563971</text:p>
              </table:table-cell>
              <table:table-cell office:value-type="float" office:value="8">
                <text:p>8</text:p>
              </table:table-cell>
              <table:table-cell office:value-type="float" office:value="4.513514">
                <text:p>4.51351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.087004">
                <text:p>1.087004</text:p>
              </table:table-cell>
              <table:table-cell office:value-type="float" office:value="9">
                <text:p>9</text:p>
              </table:table-cell>
              <table:table-cell office:value-type="float" office:value="1.351497">
                <text:p>1.351497</text:p>
              </table:table-cell>
              <table:table-cell office:value-type="float" office:value="9">
                <text:p>9</text:p>
              </table:table-cell>
              <table:table-cell office:value-type="float" office:value="1.786453">
                <text:p>1.786453</text:p>
              </table:table-cell>
              <table:table-cell office:value-type="float" office:value="9">
                <text:p>9</text:p>
              </table:table-cell>
              <table:table-cell office:value-type="float" office:value="2.631303">
                <text:p>2.63130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098925">
                <text:p>1.098925</text:p>
              </table:table-cell>
              <table:table-cell office:value-type="float" office:value="10">
                <text:p>10</text:p>
              </table:table-cell>
              <table:table-cell office:value-type="float" office:value="1.369975">
                <text:p>1.369975</text:p>
              </table:table-cell>
              <table:table-cell office:value-type="float" office:value="10">
                <text:p>10</text:p>
              </table:table-cell>
              <table:table-cell office:value-type="float" office:value="1.818875">
                <text:p>1.818875</text:p>
              </table:table-cell>
              <table:table-cell office:value-type="float" office:value="10">
                <text:p>10</text:p>
              </table:table-cell>
              <table:table-cell office:value-type="float" office:value="2.702265">
                <text:p>2.702265</text:p>
              </table:table-cell>
              <table:table-cell office:value-type="float" office:value="10">
                <text:p>10</text:p>
              </table:table-cell>
              <table:table-cell office:value-type="float" office:value="5.268139">
                <text:p>5.26813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.098925">
                <text:p>1.098925</text:p>
              </table:table-cell>
              <table:table-cell office:value-type="float" office:value="11">
                <text:p>11</text:p>
              </table:table-cell>
              <table:table-cell office:value-type="float" office:value="1.369975">
                <text:p>1.369975</text:p>
              </table:table-cell>
              <table:table-cell office:value-type="float" office:value="11">
                <text:p>11</text:p>
              </table:table-cell>
              <table:table-cell office:value-type="float" office:value="1.818215">
                <text:p>1.818215</text:p>
              </table:table-cell>
              <table:table-cell office:value-type="float" office:value="11">
                <text:p>11</text:p>
              </table:table-cell>
              <table:table-cell office:value-type="float" office:value="2.702265">
                <text:p>2.702265</text:p>
              </table:table-cell>
              <table:table-cell office:value-type="float" office:value="11">
                <text:p>11</text:p>
              </table:table-cell>
              <table:table-cell office:value-type="float" office:value="5.262605">
                <text:p>5.26260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.098684">
                <text:p>1.098684</text:p>
              </table:table-cell>
              <table:table-cell office:value-type="float" office:value="12">
                <text:p>12</text:p>
              </table:table-cell>
              <table:table-cell office:value-type="float" office:value="1.369601">
                <text:p>1.369601</text:p>
              </table:table-cell>
              <table:table-cell office:value-type="float" office:value="12">
                <text:p>12</text:p>
              </table:table-cell>
              <table:table-cell office:value-type="float" office:value="1.818875">
                <text:p>1.818875</text:p>
              </table:table-cell>
              <table:table-cell office:value-type="float" office:value="12">
                <text:p>12</text:p>
              </table:table-cell>
              <table:table-cell office:value-type="float" office:value="2.777162">
                <text:p>2.777162</text:p>
              </table:table-cell>
              <table:table-cell office:value-type="float" office:value="12">
                <text:p>12</text:p>
              </table:table-cell>
              <table:table-cell office:value-type="float" office:value="5.554324">
                <text:p>5.55432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.098925">
                <text:p>1.098925</text:p>
              </table:table-cell>
              <table:table-cell office:value-type="float" office:value="13">
                <text:p>13</text:p>
              </table:table-cell>
              <table:table-cell office:value-type="float" office:value="1.369601">
                <text:p>1.369601</text:p>
              </table:table-cell>
              <table:table-cell office:value-type="float" office:value="13">
                <text:p>13</text:p>
              </table:table-cell>
              <table:table-cell office:value-type="float" office:value="1.852495">
                <text:p>1.852495</text:p>
              </table:table-cell>
              <table:table-cell office:value-type="float" office:value="13">
                <text:p>13</text:p>
              </table:table-cell>
              <table:table-cell office:value-type="float" office:value="2.777162">
                <text:p>2.777162</text:p>
              </table:table-cell>
              <table:table-cell office:value-type="float" office:value="13">
                <text:p>13</text:p>
              </table:table-cell>
              <table:table-cell office:value-type="float" office:value="5.887192">
                <text:p>5.88719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.098684">
                <text:p>1.098684</text:p>
              </table:table-cell>
              <table:table-cell office:value-type="float" office:value="14">
                <text:p>14</text:p>
              </table:table-cell>
              <table:table-cell office:value-type="float" office:value="1.369601">
                <text:p>1.369601</text:p>
              </table:table-cell>
              <table:table-cell office:value-type="float" office:value="14">
                <text:p>14</text:p>
              </table:table-cell>
              <table:table-cell office:value-type="float" office:value="1.852495">
                <text:p>1.852495</text:p>
              </table:table-cell>
              <table:table-cell office:value-type="float" office:value="14">
                <text:p>14</text:p>
              </table:table-cell>
              <table:table-cell office:value-type="float" office:value="2.857958">
                <text:p>2.857958</text:p>
              </table:table-cell>
              <table:table-cell office:value-type="float" office:value="14">
                <text:p>14</text:p>
              </table:table-cell>
              <table:table-cell office:value-type="float" office:value="5.887192">
                <text:p>5.88719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.098684">
                <text:p>1.098684</text:p>
              </table:table-cell>
              <table:table-cell office:value-type="float" office:value="15">
                <text:p>15</text:p>
              </table:table-cell>
              <table:table-cell office:value-type="float" office:value="1.388966">
                <text:p>1.388966</text:p>
              </table:table-cell>
              <table:table-cell office:value-type="float" office:value="15">
                <text:p>15</text:p>
              </table:table-cell>
              <table:table-cell office:value-type="float" office:value="1.851811">
                <text:p>1.851811</text:p>
              </table:table-cell>
              <table:table-cell office:value-type="float" office:value="15">
                <text:p>15</text:p>
              </table:table-cell>
              <table:table-cell office:value-type="float" office:value="2.857958">
                <text:p>2.857958</text:p>
              </table:table-cell>
              <table:table-cell office:value-type="float" office:value="15">
                <text:p>15</text:p>
              </table:table-cell>
              <table:table-cell office:value-type="float" office:value="6.246883">
                <text:p>6.24688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.098925">
                <text:p>1.098925</text:p>
              </table:table-cell>
              <table:table-cell office:value-type="float" office:value="16">
                <text:p>16</text:p>
              </table:table-cell>
              <table:table-cell office:value-type="float" office:value="1.388581">
                <text:p>1.388581</text:p>
              </table:table-cell>
              <table:table-cell office:value-type="float" office:value="16">
                <text:p>16</text:p>
              </table:table-cell>
              <table:table-cell office:value-type="float" office:value="1.851811">
                <text:p>1.851811</text:p>
              </table:table-cell>
              <table:table-cell office:value-type="float" office:value="16">
                <text:p>16</text:p>
              </table:table-cell>
              <table:table-cell office:value-type="float" office:value="2.857958">
                <text:p>2.857958</text:p>
              </table:table-cell>
              <table:table-cell office:value-type="float" office:value="16">
                <text:p>16</text:p>
              </table:table-cell>
              <table:table-cell office:value-type="float" office:value="6.246883">
                <text:p>6.24688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.098925">
                <text:p>1.098925</text:p>
              </table:table-cell>
              <table:table-cell office:value-type="float" office:value="17">
                <text:p>17</text:p>
              </table:table-cell>
              <table:table-cell office:value-type="float" office:value="1.388966">
                <text:p>1.388966</text:p>
              </table:table-cell>
              <table:table-cell office:value-type="float" office:value="17">
                <text:p>17</text:p>
              </table:table-cell>
              <table:table-cell office:value-type="float" office:value="1.887382">
                <text:p>1.887382</text:p>
              </table:table-cell>
              <table:table-cell office:value-type="float" office:value="17">
                <text:p>17</text:p>
              </table:table-cell>
              <table:table-cell office:value-type="float" office:value="2.857958">
                <text:p>2.857958</text:p>
              </table:table-cell>
              <table:table-cell office:value-type="float" office:value="17">
                <text:p>17</text:p>
              </table:table-cell>
              <table:table-cell office:value-type="float" office:value="6.254682">
                <text:p>6.25468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1.098684">
                <text:p>1.098684</text:p>
              </table:table-cell>
              <table:table-cell office:value-type="float" office:value="18">
                <text:p>18</text:p>
              </table:table-cell>
              <table:table-cell office:value-type="float" office:value="1.388966">
                <text:p>1.388966</text:p>
              </table:table-cell>
              <table:table-cell office:value-type="float" office:value="18">
                <text:p>18</text:p>
              </table:table-cell>
              <table:table-cell office:value-type="float" office:value="1.887382">
                <text:p>1.887382</text:p>
              </table:table-cell>
              <table:table-cell office:value-type="float" office:value="18">
                <text:p>18</text:p>
              </table:table-cell>
              <table:table-cell office:value-type="float" office:value="2.941867">
                <text:p>2.941867</text:p>
              </table:table-cell>
              <table:table-cell office:value-type="float" office:value="18">
                <text:p>18</text:p>
              </table:table-cell>
              <table:table-cell office:value-type="float" office:value="6.662234">
                <text:p>6.66223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1.098684">
                <text:p>1.098684</text:p>
              </table:table-cell>
              <table:table-cell office:value-type="float" office:value="19">
                <text:p>19</text:p>
              </table:table-cell>
              <table:table-cell office:value-type="float" office:value="1.388966">
                <text:p>1.388966</text:p>
              </table:table-cell>
              <table:table-cell office:value-type="float" office:value="19">
                <text:p>19</text:p>
              </table:table-cell>
              <table:table-cell office:value-type="float" office:value="1.887382">
                <text:p>1.887382</text:p>
              </table:table-cell>
              <table:table-cell office:value-type="float" office:value="19">
                <text:p>19</text:p>
              </table:table-cell>
              <table:table-cell office:value-type="float" office:value="2.941867">
                <text:p>2.941867</text:p>
              </table:table-cell>
              <table:table-cell office:value-type="float" office:value="19">
                <text:p>19</text:p>
              </table:table-cell>
              <table:table-cell office:value-type="float" office:value="6.671105">
                <text:p>6.67110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.098925">
                <text:p>1.098925</text:p>
              </table:table-cell>
              <table:table-cell office:value-type="float" office:value="20">
                <text:p>20</text:p>
              </table:table-cell>
              <table:table-cell office:value-type="float" office:value="1.388966">
                <text:p>1.388966</text:p>
              </table:table-cell>
              <table:table-cell office:value-type="float" office:value="20">
                <text:p>20</text:p>
              </table:table-cell>
              <table:table-cell office:value-type="float" office:value="1.887382">
                <text:p>1.887382</text:p>
              </table:table-cell>
              <table:table-cell office:value-type="float" office:value="20">
                <text:p>20</text:p>
              </table:table-cell>
              <table:table-cell office:value-type="float" office:value="2.941867">
                <text:p>2.941867</text:p>
              </table:table-cell>
              <table:table-cell office:value-type="float" office:value="20">
                <text:p>20</text:p>
              </table:table-cell>
              <table:table-cell office:value-type="float" office:value="6.671105">
                <text:p>6.671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